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E0000009494CA162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6.2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6.30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ccccc" loext:opacity="100%" fo:font-size="80pt" fo:text-shadow="1pt 1pt" fo:font-weight="bold" style:font-size-asian="80pt" style:font-weight-asian="bold" style:font-size-complex="80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cccccc" loext:opacity="100%" fo:font-size="80pt" fo:text-shadow="1pt 1pt" fo:font-weight="bold" style:font-size-asian="80pt" style:font-weight-asian="bold" style:font-size-complex="80pt" style:font-weight-complex="bold"/>
    </style:style>
    <style:style style:name="P4" style:family="paragraph">
      <style:paragraph-properties fo:text-align="justify"/>
      <style:text-properties fo:color="#cccccc" loext:opacity="100%" fo:font-size="40pt" fo:text-shadow="1pt 1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paragraph-properties fo:text-align="justify"/>
      <style:text-properties fo:color="#cccccc" loext:opacity="100%" fo:font-size="40pt" fo:text-shadow="1pt 1pt" fo:font-weight="bold" style:font-size-asian="40pt" style:font-weight-asian="bold" style:font-size-complex="40pt" style:font-weight-complex="bold"/>
    </style:style>
    <style:style style:name="P6" style:family="paragraph">
      <style:paragraph-properties fo:text-align="end"/>
      <style:text-properties fo:color="#cccccc" loext:opacity="100%" fo:font-size="40pt" fo:text-shadow="1pt 1pt" fo:font-weight="bold" style:font-size-asian="40pt" style:font-weight-asian="bold" style:font-size-complex="40pt" style:font-weight-complex="bold"/>
    </style:style>
    <style:style style:name="P7" style:family="paragraph">
      <loext:graphic-properties draw:fill="none" draw:fill-color="#ffffff"/>
      <style:paragraph-properties fo:text-align="end"/>
      <style:text-properties fo:color="#cccccc" loext:opacity="100%" fo:font-size="40pt" fo:text-shadow="1pt 1pt" fo:font-weight="bold" style:font-size-asian="40pt" style:font-weight-asian="bold" style:font-size-complex="40pt" style:font-weight-complex="bold"/>
    </style:style>
    <style:style style:name="T1" style:family="text">
      <style:text-properties fo:color="#cccccc" loext:opacity="100%" fo:font-size="80pt" fo:text-shadow="1pt 1pt" fo:font-weight="bold" style:font-size-asian="80pt" style:font-weight-asian="bold" style:font-size-complex="80pt" style:font-weight-complex="bold"/>
    </style:style>
    <style:style style:name="T2" style:family="text">
      <style:text-properties fo:color="#cccccc" loext:opacity="100%" fo:font-size="40pt" fo:text-shadow="1pt 1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89cm" svg:height="9.75cm" svg:x="5cm" svg:y="5.25cm">
          <draw:image xlink:href="Pictures/100000010000010E0000009494CA1624.png" xlink:type="simple" xlink:show="embed" xlink:actuate="onLoad" draw:mime-type="image/png">
            <text:p/>
          </draw:image>
        </draw:frame>
        <draw:frame draw:style-name="gr2" draw:text-style-name="P3" draw:layer="layout" svg:width="23cm" svg:height="6.5cm" svg:x="3cm" svg:y="2.75cm">
          <draw:text-box>
            <text:p text:style-name="P2"><text:span text:style-name="T1">HELADOS</text:span></text:p>
          </draw:text-box>
        </draw:frame>
        <draw:frame draw:style-name="gr3" draw:text-style-name="P5" draw:layer="layout" svg:width="11.25cm" svg:height="6.559cm" svg:x="4cm" svg:y="15.691cm">
          <draw:text-box>
            <text:p text:style-name="P4"><text:span text:style-name="T2">CHOCOLATE</text:span></text:p>
            <text:p text:style-name="P4"><text:span text:style-name="T2">PARCHITA</text:span></text:p>
            <text:p text:style-name="P4"><text:span text:style-name="T2">COCO</text:span></text:p>
          </draw:text-box>
        </draw:frame>
        <draw:frame draw:style-name="gr3" draw:text-style-name="P7" draw:layer="layout" svg:width="11.25cm" svg:height="6.559cm" svg:x="13.75cm" svg:y="15.441cm">
          <draw:text-box>
            <text:p text:style-name="P6"><text:span text:style-name="T2">OREO</text:span></text:p>
            <text:p text:style-name="P6"><text:span text:style-name="T2">FRUTILLA</text:span></text:p>
            <text:p text:style-name="P6"><text:span text:style-name="T2">TRES-LECH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7:40:24.023068743</meta:creation-date>
    <dc:date>2025-01-15T17:48:15.466646487</dc:date>
    <meta:editing-duration>PT7M51S</meta:editing-duration>
    <meta:editing-cycles>2</meta:editing-cycles>
    <meta:generator>LibreOffice/24.2.7.2$Linux_X86_64 LibreOffice_project/420$Build-2</meta:generator>
    <meta:print-date>2025-01-15T17:47:58.730375044</meta:print-date>
    <meta:document-statistic meta:object-count="4"/>
  </office:meta>
</office:document-meta>
</file>